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5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2a58ca" officeooo:paragraph-rsid="002a58c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c52ca" officeooo:paragraph-rsid="002c52ca" style:font-size-asian="7pt" style:font-size-complex="7pt"/>
    </style:style>
    <style:style style:name="P10" style:family="paragraph" style:parent-style-name="Standard">
      <style:text-properties style:font-name="Calibri1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1c8460" officeooo:paragraph-rsid="001c8460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2ece" officeooo:paragraph-rsid="002d2ece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d916" style:font-size-asian="7pt" style:font-size-complex="7pt"/>
    </style:style>
    <style:style style:name="T3" style:family="text">
      <style:text-properties officeooo:rsid="0028d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Flame</text:span> <text:span text:style-name="T3">Manipulation</text:span>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Blaster</text:p>
          </table:table-cell>
          <table:table-cell table:style-name="Table1.A1" office:value-type="string">
            <text:p text:style-name="P12">MS+1</text:p>
          </table:table-cell>
          <table:table-cell table:style-name="Table1.A1" office:value-type="string">
            <text:p text:style-name="P12">RS+1</text:p>
          </table:table-cell>
          <table:table-cell table:style-name="Table1.A1" office:value-type="string">
            <text:p text:style-name="P12">PS+4</text:p>
          </table:table-cell>
          <table:table-cell table:style-name="Table1.A1" office:value-type="string">
            <text:p text:style-name="P12">RW+3</text:p>
          </table:table-cell>
          <table:table-cell table:style-name="Table1.A1" office:value-type="string">
            <text:p text:style-name="P12">PW+1</text:p>
          </table:table-cell>
        </table:table-row>
        <table:table-row table:style-name="Table1.1">
          <table:table-cell table:style-name="Table1.A1" office:value-type="string">
            <text:p text:style-name="P12">Flicker</text:p>
          </table:table-cell>
          <table:table-cell table:style-name="Table1.A1" office:value-type="string">
            <text:p text:style-name="P12">MS+2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CP+0</text:p>
          </table:table-cell>
        </table:table-row>
      </table:table>
      <text:p text:style-name="P10"/>
      <text:p text:style-name="P11">Special Mechanics</text:p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3">Careless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059089065" text:style-name="WWNum2">
              <text:list-item>
                <text:p text:style-name="P21">You take no penalty when firing into melee, but your chance to hit allies on a miss is 4/12</text:p>
              </text:list-item>
            </text:list>
          </table:table-cell>
          <table:table-cell table:style-name="Table2.A1" office:value-type="string">
            <text:list xml:id="list3207806588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Cauterize</text:p>
          </table:table-cell>
          <table:table-cell table:style-name="Table2.A1" office:value-type="string">
            <text:p text:style-name="P7">Heal, Half Action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list xml:id="list172638696189921" text:continue-list="list1059089065" text:style-name="WWNum2">
              <text:list-item>
                <text:p text:style-name="P22">Cure Status (Bleed)</text:p>
              </text:list-item>
            </text:list>
          </table:table-cell>
          <table:table-cell table:style-name="Table2.A1" office:value-type="string">
            <text:list xml:id="list172639756589145" text:continue-list="list3207806588" text:style-name="WWNum1">
              <text:list-item>
                <text:p text:style-name="P16">Heal Step / x3 / +1B / 10P</text:p>
              </text:list-item>
              <text:list-item>
                <text:p text:style-name="P16">Soothing Warmth – Adds Heal (1d4)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Cutting Torch</text:p>
          </table:table-cell>
          <table:table-cell table:style-name="Table2.A1" office:value-type="string">
            <text:p text:style-name="P7">Attack, Melee, One Target, Utility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list xml:id="list172638748374811" text:continue-list="list172638696189921" text:style-name="WWNum2">
              <text:list-item>
                <text:p text:style-name="P22">Damage (3d10) (Energy, Flame)</text:p>
              </text:list-item>
              <text:list-item>
                <text:p text:style-name="P22">Can slowly cut through materials with up to 10 AV</text:p>
              </text:list-item>
            </text:list>
          </table:table-cell>
          <table:table-cell table:style-name="Table2.A1" office:value-type="string">
            <text:list xml:id="list172638665661804" text:continue-list="list172639756589145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20"><text:span text:style-name="T1">Dmg Die / x3 / +1B /</text:span><text:span text:style-name="T2">2</text:span><text:span text:style-name="T1">0P</text:span></text:p>
              </text:list-item>
              <text:list-item>
                <text:p text:style-name="P20"><text:span text:style-name="T1">Dmg Die / x3 / -2A / </text:span><text:span text:style-name="T2">2</text:span><text:span text:style-name="T1">0P</text:span></text:p>
              </text:list-item>
              <text:list-item>
                <text:p text:style-name="P17">Material Armor / x3 / -- / 10P</text:p>
              </text:list-item>
              <text:list-item>
                <text:p text:style-name="P17">Melt Armor – Apply Dissolve(1) on hit / x1 / -- / 10P</text:p>
              </text:list-item>
              <text:list-item>
                <text:p text:style-name="P17">Pierc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re Blast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8">7</text:p>
          </table:table-cell>
          <table:table-cell table:style-name="Table2.A1" office:value-type="string">
            <text:list xml:id="list172638663702108" text:continue-list="list172638748374811" text:style-name="WWNum2">
              <text:list-item>
                <text:p text:style-name="P22">Range Band (5)</text:p>
              </text:list-item>
              <text:list-item>
                <text:p text:style-name="P22">Damage (2d10 + SKL) (Energy, Fire)</text:p>
              </text:list-item>
              <text:list-item>
                <text:p text:style-name="P22">Ignite (3)</text:p>
              </text:list-item>
              <text:list-item>
                <text:p text:style-name="P26">Knock (0)</text:p>
              </text:list-item>
            </text:list>
          </table:table-cell>
          <table:table-cell table:style-name="Table2.A1" office:value-type="string">
            <text:list xml:id="list172639011448164" text:continue-list="list172638665661804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20"><text:span text:style-name="T1">Dmg Die / x3 / +1B / </text:span><text:span text:style-name="T2">2</text:span><text:span text:style-name="T1">0P</text:span></text:p>
              </text:list-item>
              <text:list-item>
                <text:p text:style-name="P20"><text:span text:style-name="T1">Dmg Die / x3 / -2A / </text:span><text:span text:style-name="T2">2</text:span><text:span text:style-name="T1">0P</text:span></text:p>
              </text:list-item>
              <text:list-item>
                <text:p text:style-name="P17">Ignite +1 / x3 / +0B / 10P</text:p>
              </text:list-item>
              <text:list-item>
                <text:p text:style-name="P17">Pierce +1 / x3 / +0B / 10P</text:p>
              </text:list-item>
              <text:list-item>
                <text:p text:style-name="P17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re Flight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638610161012" text:continue-list="list172638663702108" text:style-name="WWNum2">
              <text:list-item>
                <text:p text:style-name="P22">Fly (12)</text:p>
              </text:list-item>
              <text:list-item>
                <text:p text:style-name="P22">Overland (4)</text:p>
              </text:list-item>
            </text:list>
          </table:table-cell>
          <table:table-cell table:style-name="Table2.A1" office:value-type="string">
            <text:list xml:id="list172639587761959" text:continue-list="list172639011448164" text:style-name="WWNum1">
              <text:list-item>
                <text:p text:style-name="P17">Burn -1 / x3 / -- / 10P</text:p>
              </text:list-item>
              <text:list-item>
                <text:p text:style-name="P17">Ignition – If you fly past someone you can choose to subject them to Ignite(3) / x1 / +1B / 10P</text:p>
              </text:list-item>
              <text:list-item>
                <text:p text:style-name="P17">Move / x3 / +1B / 10P</text:p>
              </text:list-item>
              <text:list-item>
                <text:p text:style-name="P17">Overland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ire Immunity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40092367260" text:continue-numbering="true" text:style-name="WWNum1">
              <text:list-item>
                <text:p text:style-name="P23">Environmental Immunity (Fire)</text:p>
              </text:list-item>
              <text:list-item>
                <text:p text:style-name="P23">Resist Fire (1)</text:p>
              </text:list-item>
            </text:list>
          </table:table-cell>
          <table:table-cell table:style-name="Table2.A1" office:value-type="string">
            <text:list xml:id="list172639503874022" text:continue-numbering="true" text:style-name="WWNum1">
              <text:list-item>
                <text:p text:style-name="P17">Fire Sheath – Resist Cold(1) / x1 / -- / 20P</text:p>
              </text:list-item>
              <text:list-item>
                <text:p text:style-name="P17">Resist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Flash Fire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list xml:id="list172639479036528" text:continue-numbering="true" text:style-name="WWNum1">
              <text:list-item>
                <text:p text:style-name="P23">Range Band (5)</text:p>
              </text:list-item>
              <text:list-item>
                <text:p text:style-name="P23">Blind (Reflex, Wit)</text:p>
              </text:list-item>
            </text:list>
          </table:table-cell>
          <table:table-cell table:style-name="Table2.A1" office:value-type="string">
            <text:list xml:id="list172639921971929" text:continue-numbering="true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Range +1 / x3 / +0B / 6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4">Lightning Shot</text:p>
          </table:table-cell>
          <table:table-cell table:style-name="Table2.A9" office:value-type="string">
            <text:p text:style-name="P4">Trait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4">0</text:p>
          </table:table-cell>
          <table:table-cell table:style-name="Table2.A9" office:value-type="string">
            <text:list xml:id="list172639617427609" text:continue-numbering="true" text:style-name="WWNum1">
              <text:list-item>
                <text:p text:style-name="P24">Once per combat, you may use a missile attack as a free action that does not end your turn. You can still only take a single attack in any given round.</text:p>
              </text:list-item>
            </text:list>
          </table:table-cell>
          <table:table-cell table:style-name="Table2.A9" office:value-type="string">
            <text:list xml:id="list172640018686977" text:continue-numbering="true" text:style-name="WWNum1">
              <text:list-item>
                <text:p text:style-name="P17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Melting Attack</text:p>
          </table:table-cell>
          <table:table-cell table:style-name="Table2.A1" office:value-type="string">
            <text:p text:style-name="P7">Adder, Attack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72639701994662" text:continue-list="list172638610161012" text:style-name="WWNum2">
              <text:list-item>
                <text:p text:style-name="P22">Dissolve (1) (Physical)</text:p>
              </text:list-item>
              <text:list-item>
                <text:p text:style-name="P22">Ignite (1)</text:p>
              </text:list-item>
            </text:list>
          </table:table-cell>
          <table:table-cell table:style-name="Table2.A1" office:value-type="string">
            <text:list xml:id="list172640073023015" text:continue-list="list172640018686977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Molten Skin</text:p>
          </table:table-cell>
          <table:table-cell table:style-name="Table2.A1" office:value-type="string">
            <text:p text:style-name="P7">Armor, Activated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639504223695" text:continue-list="list172639701994662" text:style-name="WWNum2">
              <text:list-item>
                <text:p text:style-name="P22">Armor (3/3/0)</text:p>
              </text:list-item>
              <text:list-item>
                <text:p text:style-name="P22">Anyone who hits you takes Damage (1d4) (Energy, Penetrating, Fire) and Ignite (2)</text:p>
              </text:list-item>
            </text:list>
          </table:table-cell>
          <table:table-cell table:style-name="Table2.A1" office:value-type="string">
            <text:list xml:id="list172639278554921" text:continue-list="list172640073023015" text:style-name="WWNum1">
              <text:list-item>
                <text:p text:style-name="P17">Armor / x3 / +1B / 10P</text:p>
              </text:list-item>
              <text:list-item>
                <text:p text:style-name="P17">Burn -1 / x3 / -- / 10P</text:p>
              </text:list-item>
              <text:list-item>
                <text:p text:style-name="P17"><text:soft-page-break/>Dmg Step / x3 / +1B / 10P</text:p>
              </text:list-item>
              <text:list-item>
                <text:p text:style-name="P17">Ignite +1 / x2 / +0B / 10P</text:p>
              </text:list-item>
            </text:list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Nuk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72639650682963" text:continue-numbering="true" text:style-name="WWNum1">
              <text:list-item>
                <text:p text:style-name="P18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72639250298957" text:continue-numbering="true" text:style-name="WWNum1">
              <text:list-item>
                <text:p text:style-name="P17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Offensive Stance</text:p>
          </table:table-cell>
          <table:table-cell table:style-name="Table2.A1" office:value-type="string">
            <text:p text:style-name="P6">Stance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72639188099302" text:continue-list="list172639504223695" text:style-name="WWNum2">
              <text:list-item>
                <text:p text:style-name="P25">Accuracy (1)</text:p>
              </text:list-item>
              <text:list-item>
                <text:p text:style-name="P25">Damage (2)</text:p>
              </text:list-item>
              <text:list-item>
                <text:p text:style-name="P25">Defense (-1)</text:p>
              </text:list-item>
            </text:list>
          </table:table-cell>
          <table:table-cell table:style-name="Table2.A1" office:value-type="string">
            <text:list xml:id="list172639913778382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Point-Blank Shot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72639778950457" text:continue-numbering="true" text:style-name="WWNum2">
              <text:list-item>
                <text:p text:style-name="P21">If you fire a ranged attack from within the first range band, you get Accuracy (1) and Damage (+1/die)</text:p>
              </text:list-item>
            </text:list>
          </table:table-cell>
          <table:table-cell table:style-name="Table2.A1" office:value-type="string">
            <text:list xml:id="list172638757772393" text:continue-list="list172639250298957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himmering Air</text:p>
          </table:table-cell>
          <table:table-cell table:style-name="Table2.A1" office:value-type="string">
            <text:p text:style-name="P7">Buff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72639028863984" text:continue-list="list172639778950457" text:style-name="WWNum2">
              <text:list-item>
                <text:p text:style-name="P22">Block (2)</text:p>
              </text:list-item>
              <text:list-item>
                <text:p text:style-name="P22">Dodge (2)</text:p>
              </text:list-item>
            </text:list>
          </table:table-cell>
          <table:table-cell table:style-name="Table2.A1" office:value-type="string">
            <text:list xml:id="list172639641476815" text:continue-list="list172638757772393" text:style-name="WWNum1">
              <text:list-item>
                <text:p text:style-name="P17">Burn -1 / x3 / -- / 10P</text:p>
              </text:list-item>
              <text:list-item>
                <text:p text:style-name="P20"><text:span text:style-name="T1">Crackling Air / x1 / </text:span><text:span text:style-name="T2">Armor </text:span><text:span text:style-name="T1">0/2/0 / +1B / 10P</text:span></text:p>
              </text:list-item>
              <text:list-item>
                <text:p text:style-name="P17">Defense +1 / x2 / +1B / 10P </text:p>
              </text:list-item>
              <text:list-item>
                <text:p text:style-name="P17">Igniting Air – Anyone adjacent to you has Ignite effects +1 proc / x1 / +1B / 10P</text:p>
              </text:list-item>
              <text:list-item>
                <text:p text:style-name="P17">Melting Air – Armor 2/0/0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plash</text:p>
          </table:table-cell>
          <table:table-cell table:style-name="Table2.A1" office:value-type="string">
            <text:p text:style-name="P4">Adder, Ranged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list xml:id="list172638078542791" text:continue-numbering="true" text:style-name="WWNum1">
              <text:list-item>
                <text:p text:style-name="P24">Your missile attacks gain a small area component</text:p>
              </text:list-item>
              <text:list-item>
                <text:p text:style-name="P24">When you damage a target with your attack, you also do ½ damage to adjacent characters</text:p>
              </text:list-item>
            </text:list>
          </table:table-cell>
          <table:table-cell table:style-name="Table2.A1" office:value-type="string">
            <text:list xml:id="list172639179519926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ok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39396239837" text:continue-numbering="true" text:style-name="WWNum1">
              <text:list-item>
                <text:p text:style-name="P24">If you are standing in a flame, or next to an enemy that is suffering Ignite reduce your burn rating by 1d3</text:p>
              </text:list-item>
            </text:list>
          </table:table-cell>
          <table:table-cell table:style-name="Table2.A1" office:value-type="string">
            <text:list xml:id="list172638960981619" text:continue-numbering="true" text:style-name="WWNum1">
              <text:list-item>
                <text:p text:style-name="P17">Die Step / x2 / -- / 10P</text:p>
              </text:list-item>
              <text:list-item>
                <text:p text:style-name="P17">Healing Flame – You also heal 1 hit point each round / x1 / -- / 10P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2</meta:editing-cycles>
    <meta:creation-date>2022-06-06T19:36:00</meta:creation-date>
    <dc:date>2023-01-07T17:26:37.911000000</dc:date>
    <meta:editing-duration>PT5H48M18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4" meta:word-count="761" meta:character-count="3053" meta:non-whitespace-character-count="2521"/>
    <meta:user-defined meta:name="AppVersion">16.0000</meta:user-defined>
    <meta:template xlink:type="simple" xlink:actuate="onRequest" xlink:title="Normal.dotm" xlink:href=""/>
  </office:meta>
</office:document-meta>
</file>